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6a69" officeooo:paragraph-rsid="00046a69"/>
    </style:style>
    <style:style style:name="P2" style:family="paragraph" style:parent-style-name="Standard">
      <style:paragraph-properties fo:text-align="end" style:justify-single-word="false"/>
      <style:text-properties officeooo:rsid="00046a69" officeooo:paragraph-rsid="00046a69"/>
    </style:style>
    <style:style style:name="P3" style:family="paragraph" style:parent-style-name="Standard">
      <style:text-properties fo:font-weight="bold" officeooo:rsid="002487cc" officeooo:paragraph-rsid="002487cc" style:font-weight-asian="bold" style:font-weight-complex="bold"/>
    </style:style>
    <style:style style:name="P4" style:family="paragraph" style:parent-style-name="Standard">
      <style:text-properties fo:font-weight="bold" officeooo:rsid="0024a00e" officeooo:paragraph-rsid="0024a00e" style:font-weight-asian="bold" style:font-weight-complex="bold"/>
    </style:style>
    <style:style style:name="P5" style:family="paragraph" style:parent-style-name="Standard">
      <style:text-properties fo:font-weight="bold" officeooo:rsid="0024fbe5" officeooo:paragraph-rsid="0024fbe5" style:font-weight-asian="bold" style:font-weight-complex="bold"/>
    </style:style>
    <style:style style:name="P6" style:family="paragraph" style:parent-style-name="Standard">
      <style:text-properties fo:font-weight="bold" officeooo:rsid="0027728a" officeooo:paragraph-rsid="0027728a" style:font-weight-asian="bold" style:font-weight-complex="bold"/>
    </style:style>
    <style:style style:name="P7" style:family="paragraph" style:parent-style-name="Standard">
      <style:text-properties fo:font-weight="bold" officeooo:rsid="00286047" officeooo:paragraph-rsid="00286047" style:font-weight-asian="bold" style:font-weight-complex="bold"/>
    </style:style>
    <style:style style:name="P8" style:family="paragraph" style:parent-style-name="Standard">
      <style:text-properties fo:font-weight="bold" officeooo:rsid="0028f827" officeooo:paragraph-rsid="0028f827" style:font-weight-asian="bold" style:font-weight-complex="bold"/>
    </style:style>
    <style:style style:name="P9" style:family="paragraph" style:parent-style-name="Standard">
      <style:text-properties fo:font-weight="bold" officeooo:rsid="0029f980" officeooo:paragraph-rsid="0029f980" style:font-weight-asian="bold" style:font-weight-complex="bold"/>
    </style:style>
    <style:style style:name="P10" style:family="paragraph" style:parent-style-name="Standard">
      <style:text-properties fo:font-weight="bold" officeooo:rsid="002bb0ea" officeooo:paragraph-rsid="002bb0ea" style:font-weight-asian="bold" style:font-weight-complex="bold"/>
    </style:style>
    <style:style style:name="P11" style:family="paragraph" style:parent-style-name="Standard">
      <style:text-properties fo:font-weight="bold" officeooo:rsid="002c026f" officeooo:paragraph-rsid="002c026f" style:font-weight-asian="bold" style:font-weight-complex="bold"/>
    </style:style>
    <style:style style:name="P12" style:family="paragraph" style:parent-style-name="Standard">
      <style:text-properties fo:font-weight="bold" officeooo:rsid="002c11da" officeooo:paragraph-rsid="002c11da" style:font-weight-asian="bold" style:font-weight-complex="bold"/>
    </style:style>
    <style:style style:name="P13" style:family="paragraph" style:parent-style-name="Standard">
      <style:text-properties fo:font-weight="bold" officeooo:rsid="002d0a45" officeooo:paragraph-rsid="002d0a45" style:font-weight-asian="bold" style:font-weight-complex="bold"/>
    </style:style>
    <style:style style:name="P14" style:family="paragraph" style:parent-style-name="Standard">
      <style:text-properties fo:font-weight="bold" officeooo:rsid="002d8518" officeooo:paragraph-rsid="002d8518" style:font-weight-asian="bold" style:font-weight-complex="bold"/>
    </style:style>
    <style:style style:name="P15" style:family="paragraph" style:parent-style-name="Standard">
      <style:text-properties fo:font-weight="bold" officeooo:rsid="002da984" officeooo:paragraph-rsid="002da984" style:font-weight-asian="bold" style:font-weight-complex="bold"/>
    </style:style>
    <style:style style:name="P16" style:family="paragraph" style:parent-style-name="Standard">
      <style:text-properties fo:font-weight="bold" officeooo:rsid="002f5a65" officeooo:paragraph-rsid="002f5a65" style:font-weight-asian="bold" style:font-weight-complex="bold"/>
    </style:style>
    <style:style style:name="P17" style:family="paragraph" style:parent-style-name="Standard">
      <style:text-properties fo:font-weight="bold" officeooo:rsid="00301995" officeooo:paragraph-rsid="0030199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3914c" style:font-weight-asian="normal" style:font-weight-complex="normal"/>
    </style:style>
    <style:style style:name="T3" style:family="text">
      <style:text-properties fo:font-weight="normal" officeooo:rsid="002c026f" style:font-weight-asian="normal" style:font-weight-complex="normal"/>
    </style:style>
    <style:style style:name="T4" style:family="text">
      <style:text-properties fo:font-weight="normal" officeooo:rsid="002d8518" style:font-weight-asian="normal" style:font-weight-complex="normal"/>
    </style:style>
    <style:style style:name="T5" style:family="text">
      <style:text-properties fo:font-weight="normal" officeooo:rsid="00301995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2487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<text:span text:style-name="T7">7</text:span>/09/2019</text:p>
      <text:p text:style-name="P1"/>
      <text:p text:style-name="P3"><text:span text:style-name="T2">S</text:span><text:span text:style-name="T1">pring nos permite que, cuando se nos quede corto (necesitemos funciones específicas que él no tenga o no pueda reproducir), nosotros mismos podamos incluir esa función, no como otros frameworks, que no nos lo permiten.</text:span></text:p>
      <text:p text:style-name="P3"><text:span text:style-name="T1"/></text:p>
      <text:p text:style-name="P4"><text:span text:style-name="T1">El patrón DAO, es una subcapa de la capa de persistencia (objetos que nos permiten la comunicación con la base de datos).</text:span></text:p>
      <text:p text:style-name="P4"><text:span text:style-name="T1"/></text:p>
      <text:p text:style-name="P4"><text:span text:style-name="T1">El repository es una subcapa de la capa de persistencia que usa el DAO y nos abstrae de hacer las operaciones con la base de datos.</text:span></text:p>
      <text:p text:style-name="P4"><text:span text:style-name="T1"/></text:p>
      <text:p text:style-name="P5"><text:span text:style-name="T1">Cuando no utilicemos un framework de persistencia tendremos que escribir el DAO a mano.</text:span></text:p>
      <text:p text:style-name="P5"><text:span text:style-name="T1"/></text:p>
      <text:p text:style-name="P5"><text:span text:style-name="T1">En tecnología de microservicios, en lugar de usar JPA, se usan drivers (especie de DAO que te da funcionalidades que te dan acceso a la base de datos). Utilizar el driver es peligroso.</text:span></text:p>
      <text:p text:style-name="P5"><text:span text:style-name="T1"/></text:p>
      <text:p text:style-name="P6"><text:span text:style-name="T1">Para el modelo de vistas, usaremos la arquitectura cliente-servidor vía REST.</text:span></text:p>
      <text:p text:style-name="P6"><text:span text:style-name="T1"/></text:p>
      <text:p text:style-name="P7"><text:span text:style-name="T1">REST trabaja con JSON, y el DTO es la representación del JSON en nuestro dominio.</text:span></text:p>
      <text:p text:style-name="P7"><text:span text:style-name="T1"/></text:p>
      <text:p text:style-name="P8"><text:span text:style-name="T1">Los “verbos” de HTTP más importantes son: GET, POST, PUT y DELETE.</text:span></text:p>
      <text:p text:style-name="P8"><text:span text:style-name="T1"/></text:p>
      <text:p text:style-name="P9"><text:span text:style-name="T1">Si ya existen los verbos HTTP, no inventarnos un “create” porque podemos usar el GET.</text:span></text:p>
      <text:p text:style-name="P9"><text:span text:style-name="T1"/></text:p>
      <text:p text:style-name="P9"><text:span text:style-name="T1">Con la petición “get/user/1” te devuelve el usuario cuya clave primaria es el número 1.</text:span></text:p>
      <text:p text:style-name="P9"><text:span text:style-name="T1"/></text:p>
      <text:p text:style-name="P10"><text:span text:style-name="T1">Con la petición “delete/user/1” eliminamos el usuario cuya clave primaria es el número 1.</text:span></text:p>
      <text:p text:style-name="P10"><text:span text:style-name="T1"/></text:p>
      <text:p text:style-name="P10"><text:span text:style-name="T1">Con la petición “put/user/1” y dentro del cuerpo de la petición, se mete un JSON con todos los campos del usuario </text:span><text:span text:style-name="T3">(todos, aunque algunos no se modifiquen).</text:span></text:p>
      <text:p text:style-name="P10"><text:span text:style-name="T1"/></text:p>
      <text:p text:style-name="P11"><text:span text:style-name="T1">Con la petición “patch/user/1” y dentro del cuerpo de la petición, se mete un JSON con campos que queremos cambiar (y sus datos ya cambiados) haremos una modificación del usuario del campo que hayamos especificado.</text:span></text:p>
      <text:p text:style-name="P11"><text:span text:style-name="T1"/></text:p>
      <text:p text:style-name="P11"><text:span text:style-name="T1">Con la petición “post/user” y dentro del cuerpo de la petición, se mete un JSON con el objeto completo.</text:span></text:p>
      <text:p text:style-name="P11"><text:span text:style-name="T1"/></text:p>
      <text:p text:style-name="P12"><text:span text:style-name="T1">Con la petición “get/user” obtenemos todos los usuarios.</text:span></text:p>
      <text:p text:style-name="P12"><text:span text:style-name="T1"/></text:p>
      <text:p text:style-name="P13"><text:span text:style-name="T1">Con la petición “get/user?name=Pepe” obtenemos </text:span><text:span text:style-name="T4">una lista de usuarios </text:span><text:span text:style-name="T1">cuyo nombre es Pepe.</text:span></text:p>
      <text:p text:style-name="P13"><text:span text:style-name="T1"/></text:p>
      <text:p text:style-name="P14"><text:span text:style-name="T1">Con la petición “get/user?name=Pepe&amp;age=25” obtenemos una lista de los usuarios cuyo nombre es Pepe y cuya edad es 25 años.</text:span></text:p>
      <text:p text:style-name="P14"><text:span text:style-name="T1"/></text:p>
      <text:p text:style-name="P15"><text:span text:style-name="T1">En el “aplicaton.properties” podemos cambiarle el nombre a “aplication.yml” y ahí, podemos establecer un puerto concreto para el servicio tomcat que se levanta cuando añadimos el servicio web starter al programa.</text:span></text:p>
      <text:p text:style-name="P15"><text:span text:style-name="T1"/></text:p>
      <text:p text:style-name="P15"><text:span text:style-name="T1">Si en el aplication.yml le decirmos que use el puerto 0 para el servidor tomcat, usará un puerto aleatorio de los que estén libre, cada vez que se inicie el programa.</text:span></text:p>
      <text:p text:style-name="P16"><text:soft-page-break/><text:span text:style-name="T1">Tarea: Crear un Mapper que esté inyectado en el controlador y que convierte lo que se recibe de la request en el dto. </text:span><text:span text:style-name="T5">También tenemos que hacer un servicio.</text:span></text:p>
      <text:p text:style-name="P16"><text:span text:style-name="T1"/></text:p>
      <text:p text:style-name="P16"><text:span text:style-name="T1">En el controlador necesitamos inyectar el mapper para convertir de dto a entity y el servicio para guardar/buscar y todas las operaciones.</text:span></text:p>
      <text:p text:style-name="P16"><text:span text:style-name="T1"/></text:p>
      <text:p text:style-name="P16"><text:span text:style-name="T1">Ahora mismo, quitar la propiedad role.</text:span></text:p>
      <text:p text:style-name="P16"><text:span text:style-name="T1"/></text:p>
      <text:p text:style-name="P17"><text:span text:style-name="T1">Si queremos que un campo sea requerido, necesitamos una anotación en el DTO (siempre y no en el entity), le ponemos la etiqueta “@NotNull” y luego, donde queremos que lo valide, le ponemos “@Valid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4:21:47.096355867</meta:creation-date>
    <dc:date>2019-09-27T14:15:25.822278895</dc:date>
    <meta:editing-duration>PT8H50M8S</meta:editing-duration>
    <meta:editing-cycles>45</meta:editing-cycles>
    <meta:generator>LibreOffice/6.1.5.2$Linux_X86_64 LibreOffice_project/10$Build-2</meta:generator>
    <meta:document-statistic meta:table-count="0" meta:image-count="0" meta:object-count="0" meta:page-count="2" meta:paragraph-count="24" meta:word-count="488" meta:character-count="2885" meta:non-whitespace-character-count="2421"/>
  </office:meta>
</office:document-meta>
</file>